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57c7" officeooo:paragraph-rsid="000257c7"/>
    </style:style>
    <style:style style:name="P2" style:family="paragraph" style:parent-style-name="Standard">
      <style:text-properties style:use-window-font-color="true" loext:opacity="0%" style:font-name="AppleSystemUIFont" fo:font-size="13pt" fo:font-weight="normal" style:font-size-asian="13pt" style:font-weight-asian="normal"/>
    </style:style>
    <style:style style:name="T1" style:family="text">
      <style:text-properties style:use-window-font-color="true" loext:opacity="0%" fo:font-family="AppleSystemUIFontBold" style:font-pitch="variable" fo:font-size="20pt" fo:font-weight="bold" style:font-size-asian="20pt" style:font-weight-asian="bold"/>
    </style:style>
    <style:style style:name="T2" style:family="text">
      <style:text-properties style:use-window-font-color="true" loext:opacity="0%" style:font-name="AppleSystemUIFont" fo:font-size="13pt" fo:font-weight="normal" style:font-size-asian="13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pped #10004</text:p>
      <text:p text:style-name="P1"/>
      <text:p text:style-name="Standard" loext:marker-style-name="T1"><text:span text:style-name="T1">Trapped #10007</text:span></text:p>
      <text:p text:style-name="P2" loext:marker-style-name="T2"/>
      <text:p text:style-name="Standard" loext:marker-style-name="T2"><text:span text:style-name="T2">Marco was faced with a classic problem.</text:span><text:span text:style-name="T2"/></text:p>
      <text:p text:style-name="P2" loext:marker-style-name="T2"/>
      <text:p text:style-name="Standard" loext:marker-style-name="T2"><text:span text:style-name="T2">It’s a problem as old as time. Marco discarded this thought as he would a 13-year old paraplegic poker dealer at Caesar’s during the second summer solstice in the year 2030 (Caesar’s in Reno - he had been banned from the Caesar’s in Las Vegas, Atlantic City, and Carson City). </text:span><text:span text:style-name="T2"/></text:p>
      <text:p text:style-name="P2" loext:marker-style-name="T2"/>
      <text:p text:style-name="Standard" loext:marker-style-name="T2"><text:span text:style-name="T2">Marco made his way to the local watering hole, only to find it was no longer there. “This is an outrage!”, shouted Marco to nobody in particular. </text:span><text:span text:style-name="T2"/></text:p>
      <text:p text:style-name="P2" loext:marker-style-name="T2"/>
      <text:p text:style-name="Standard" loext:marker-style-name="T2"><text:span text:style-name="T2">Marco went about his day as he normally would - he gave his pet snail a bath, he stood on his head for 13 minutes whilst reciting the 3rd mantra from Clementine Fallowbrook’s second book. It’s the part where Clementine realizes that life is only a dream, and we are the imagination of ourselves. I hope that you get to experience the freedom that comes with realizing that. I really do. Because when you do, you’ll understand that none of this is real, and you’ll be free. You can stop worrying about everything, because there’s nothing to worry about. It’s all a dream. There is no right or wrong. There’s just you and your experience of this world.</text:span><text:span text:style-name="T2"/></text:p>
      <text:p text:style-name="P2" loext:marker-style-name="T2"/>
      <text:p text:style-name="Standard" loext:marker-style-name="T2"><text:span text:style-name="T2">Marco spent his last three dollars on a round of roulette in Bakersfield. Russian roulette. He didn’t quite understand why he had to pay for this endeavor. Marco lost the game. </text:span><text:span text:style-name="T2"/></text:p>
      <text:p text:style-name="P2" loext:marker-style-name="T2"/>
      <text:p text:style-name="Standard" loext:marker-style-name="T2"><text:span text:style-name="T2">Marco then decided to head to the local aquarium. Marco pondered the intricacies of life as he watched an inexperienced scuba diver attempting to clean the subtle leftovers of ten spinning plates that had been left in the tank. The plates were spinning on drumsticks. Of the chicken sort. </text:span><text:span text:style-name="T2"/></text:p>
      <text:p text:style-name="P2" loext:marker-style-name="T2"/>
      <text:p text:style-name="Standard" loext:marker-style-name="T2"><text:span text:style-name="T2">Now Marco was hungry. He decided to visit the local purveyor of self-contained air conditioners. He found one that he liked, but ultimately decided not to purchase it, as he was currently engaged in a boycott against the local air conditioner selling places. </text:span><text:span text:style-name="T2"/></text:p>
      <text:p text:style-name="P2" loext:marker-style-name="T2"/>
      <text:p text:style-name="Standard" loext:marker-style-name="T2"><text:span text:style-name="T2">Marco concocted a Malotov cocktail and tossed it into the air conditioner establishment. He was later convicted of arson, but managed to avoid jail time, as he </text:span><text:soft-page-break/><text:span text:style-name="T2">provided valuable testimony condemning Wild Tony Bills Bills Bills (yes, that’s his name. All three Bills.) and implicating him in a world-wide racketing ring. </text:span><text:span text:style-name="T2"/></text:p>
      <text:p text:style-name="P2" loext:marker-style-name="T2"/>
      <text:p text:style-name="Standard" loext:marker-style-name="T2"><text:span text:style-name="T2">It was at this point that Mr. Bartolomew Thaddeus Harkingleton III (or IV? we’re still not sure) exited the room. He had seen enough.</text:span><text:span text:style-name="T2"/></text:p>
      <text:p text:style-name="P2" loext:marker-style-name="T2"/>
      <text:p text:style-name="Standard" loext:marker-style-name="T2"><text:span text:style-name="T2">As time passed, Marco realized that none of this matters. What matters is matter. Matter is literally everything that takes up space. Marco mused upon matter quite matter-of-factly. He wasn’t quite sure it mattered.</text:span><text:span text:style-name="T2"/></text:p>
      <text:p text:style-name="P2" loext:marker-style-name="T2"/>
      <text:p text:style-name="Standard" loext:marker-style-name="T2"><text:span text:style-name="T2">Marco’s focus shifted to matter. This is dangerous territory, but he did bring a towel, so it probably worked out just fine.</text:span><text:span text:style-name="T2"/></text:p>
      <text:p text:style-name="P2" loext:marker-style-name="T2"/>
      <text:p text:style-name="Standard" loext:marker-style-name="T2"><text:span text:style-name="T2">Marco retired, moved to the country, then to the city, then back to the country, then back to THE city, then landed on a plot with 17 rice paddies disguised as a 17 rice paddies. The idea as almost too good….</text:span><text:span text:style-name="T2"/></text:p>
      <text:p text:style-name="P2" loext:marker-style-name="T2"/>
      <text:p text:style-name="Standard" loext:marker-style-name="T2"><text:span text:style-name="T2">Marco waited for the meteor shower and contemplated his life as a cybertronic Aqua Marine. </text:span><text:span text:style-name="T2"/></text:p>
      <text:p text:style-name="P2" loext:marker-style-name="T2"/>
      <text:p text:style-name="P2" loext:marker-style-name="T2"/>
      <text:p text:style-name="P2" loext:marker-style-name="T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8T12:21:35.091043000</meta:creation-date>
    <dc:date>2025-05-08T12:22:16.372447000</dc:date>
    <meta:editing-duration>PT46S</meta:editing-duration>
    <meta:editing-cycles>1</meta:editing-cycles>
    <meta:document-statistic meta:table-count="0" meta:image-count="0" meta:object-count="0" meta:page-count="2" meta:paragraph-count="15" meta:word-count="516" meta:character-count="2956" meta:non-whitespace-character-count="2448"/>
    <meta:generator>LibreOffice/25.2.0.3$MacOSX_X86_64 LibreOffice_project/e1cf4a87eb02d755bce1a01209907ea5ddc8f069</meta:generator>
  </office:meta>
</office:document-meta>
</file>